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oice.Choice( String dtmf , String next , String event , String expr , String caching , String fetchaudio , String fetchint , String fetch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oice.set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oice.Choice( String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oice.setExp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oice.setCaching( String cac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oice.Choice( String dtmf , String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oice.setFetchint( String fetc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oice.setDtmf( String dt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oice.setNext( String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oice.setFetchtimeout( String fetch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oice.setFetchaudio( String fetchaud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oice.Cho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